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E2" style:family="table-cell">
      <style:table-cell-properties fo:padding="0.097cm" fo:border-left="0.5pt solid #000000" fo:border-right="0.5pt solid #000000" fo:border-top="none" fo:border-bottom="none"/>
    </style:style>
    <style:style style:name="Tableau1.A15" style:family="table-cell">
      <style:table-cell-properties fo:padding="0.097cm" fo:border-left="0.5pt solid #000000" fo:border-right="none" fo:border-top="none" fo:border-bottom="0.5pt solid #000000"/>
    </style:style>
    <style:style style:name="Tableau1.E15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992cm" style:rel-column-width="23098*"/>
    </style:style>
    <style:style style:name="Tableau2.B" style:family="table-column">
      <style:table-column-properties style:column-width="11.008cm" style:rel-column-width="42437*"/>
    </style:style>
    <style:style style:name="Tableau2.A1" style:family="table-cell">
      <style:table-cell-properties fo:padding="0.097cm" fo:border-left="0.5pt solid #000000" fo:border-right="none" fo:border-top="0.5pt solid #000000" fo:border-bottom="none"/>
    </style:style>
    <style:style style:name="Tableau2.B1" style:family="table-cell">
      <style:table-cell-properties fo:padding="0.097cm" fo:border-left="0.5pt solid #000000" fo:border-right="0.5pt solid #000000" fo:border-top="0.5pt solid #000000" fo:border-bottom="none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0c015d" officeooo:paragraph-rsid="000c015d"/>
    </style:style>
    <style:style style:name="P3" style:family="paragraph" style:parent-style-name="Standard">
      <style:paragraph-properties fo:text-align="center" style:justify-single-word="false"/>
      <style:text-properties officeooo:rsid="000c015d" officeooo:paragraph-rsid="000c015d"/>
    </style:style>
    <style:style style:name="P4" style:family="paragraph" style:parent-style-name="Standard">
      <style:paragraph-properties fo:text-align="start" style:justify-single-word="false"/>
      <style:text-properties officeooo:rsid="000c015d" officeooo:paragraph-rsid="000c015d"/>
    </style:style>
    <style:style style:name="P5" style:family="paragraph" style:parent-style-name="Standard">
      <style:text-properties officeooo:paragraph-rsid="000c015d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12d614" officeooo:paragraph-rsid="0012d614"/>
    </style:style>
    <style:style style:name="P7" style:family="paragraph" style:parent-style-name="Standard">
      <style:paragraph-properties fo:text-align="start" style:justify-single-word="false"/>
      <style:text-properties officeooo:rsid="0012d614" officeooo:paragraph-rsid="0012d614"/>
    </style:style>
    <style:style style:name="P8" style:family="paragraph" style:parent-style-name="Table_20_Contents">
      <style:paragraph-properties fo:text-align="start" style:justify-single-word="false"/>
      <style:text-properties officeooo:rsid="0012d614" officeooo:paragraph-rsid="0012d614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rsid="00111b15" officeooo:paragraph-rsid="00111b15"/>
    </style:style>
    <style:style style:name="P11" style:family="paragraph" style:parent-style-name="Standard">
      <style:paragraph-properties fo:text-align="center" style:justify-single-word="false"/>
    </style:style>
    <style:style style:name="T1" style:family="text">
      <style:text-properties officeooo:rsid="0008937e"/>
    </style:style>
    <style:style style:name="T2" style:family="text">
      <style:text-properties officeooo:rsid="000942c6"/>
    </style:style>
    <style:style style:name="T3" style:family="text">
      <style:text-properties fo:font-style="italic" officeooo:rsid="000c015d" style:font-style-asian="italic" style:font-style-complex="italic"/>
    </style:style>
    <style:style style:name="T4" style:family="text">
      <style:text-properties fo:font-style="italic" officeooo:rsid="00140b51" style:font-style-asian="italic" style:font-style-complex="italic"/>
    </style:style>
    <style:style style:name="T5" style:family="text">
      <style:text-properties officeooo:rsid="000d53f2"/>
    </style:style>
    <style:style style:name="T6" style:family="text">
      <style:text-properties officeooo:rsid="000f3f12"/>
    </style:style>
    <style:style style:name="T7" style:family="text">
      <style:text-properties officeooo:rsid="0012d614"/>
    </style:style>
    <style:style style:name="T8" style:family="text">
      <style:text-properties officeooo:rsid="00140b51"/>
    </style:style>
    <style:style style:name="T9" style:family="text">
      <style:text-properties fo:font-style="normal" officeooo:rsid="00140b51" style:font-style-asian="normal" style:font-style-complex="normal"/>
    </style:style>
    <style:style style:name="T10" style:family="text">
      <style:text-properties officeooo:rsid="00179ec1"/>
    </style:style>
    <style:style style:name="T11" style:family="text">
      <style:text-properties officeooo:rsid="00181e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e Logistique et Vente</text:p>
      <text:p text:style-name="Standard"/>
      <text:p text:style-name="P5">**Objectif<text:span text:style-name="T2">s</text:span> :** Assurer le bon déroulement de la vente le jour J. <text:span text:style-name="T2">Remplir l</text:span><text:span text:style-name="T8">es</text:span><text:span text:style-name="T2"> fiche</text:span><text:span text:style-name="T8">s</text:span><text:span text:style-name="T2"> </text:span><text:span text:style-name="T3">Disponibilité - Qui amène quoi ? </text:span><text:span text:style-name="T9">et</text:span><text:span text:style-name="T4"> Matériel à demander au collège.</text:span></text:p>
      <text:p text:style-name="Standard"/>
      <text:p text:style-name="Standard">**Consignes :**</text:p>
      <text:p text:style-name="Standard">1. **Matériel :**</text:p>
      <text:p text:style-name="Standard"><text:s text:c="3"/>- Préparer une liste complète du matériel nécessaire : tables, nappes, serviettes, <text:span text:style-name="T5">chaises, </text:span><text:span text:style-name="T6">machine à café de la salle des professeurs </text:span>etc.</text:p>
      <text:p text:style-name="Standard"><text:s text:c="3"/>- Désigner <text:span text:style-name="T1">qui</text:span> p<text:span text:style-name="T1">eut</text:span> apporter chaque élément de la liste.</text:p>
      <text:p text:style-name="Standard"/>
      <text:p text:style-name="Standard">2. **Installation :**</text:p>
      <text:p text:style-name="Standard"><text:s text:c="3"/>- S'assurer que l'espace est bien organisé et accueillant.</text:p>
      <text:p text:style-name="Standard"/>
      <text:p text:style-name="Standard">3. **Vente :**</text:p>
      <text:p text:style-name="Standard"><text:s text:c="3"/>- Préparer une caisse avec de la monnaie pour faciliter les transactions.</text:p>
      <text:p text:style-name="Standard"><text:s text:c="3"/>- Fixer les prix des gâteaux <text:span text:style-name="T5">et</text:span>et s'assurer que tous les membres du groupe les connaissent.</text:p>
      <text:p text:style-name="Standard"/>
      <text:p text:style-name="Standard">4. **Hygiène :**</text:p>
      <text:p text:style-name="Standard"><text:s text:c="3"/>- Veiller à ce que les normes d'hygiène soient respectées (lavage des mains, utilisation de gants, etc.).</text:p>
      <text:p text:style-name="Standard">- Prévoir des poubelles pour les déchets.</text:p>
      <text:p text:style-name="Standard"/>
      <text:p text:style-name="Standard"/>
      <text:p text:style-name="Standard"/>
      <text:p text:style-name="Standard"/>
      <text:p text:style-name="P2">Disponibilité - Qui amène quoi ?</text:p>
      <text:p text:style-name="P3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Classe</text:p>
          </table:table-cell>
          <table:table-cell table:style-name="Tableau1.A1" office:value-type="string">
            <text:p text:style-name="P10">Disponible (OUI ou NON)</text:p>
          </table:table-cell>
          <table:table-cell table:style-name="Tableau1.E1" office:value-type="string">
            <text:p text:style-name="P10">Gâteau(x), boisson(s)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15" office:value-type="string">
            <text:p text:style-name="P10"/>
          </table:table-cell>
          <table:table-cell table:style-name="Tableau1.A15" office:value-type="string">
            <text:p text:style-name="P10"/>
          </table:table-cell>
          <table:table-cell table:style-name="Tableau1.A15" office:value-type="string">
            <text:p text:style-name="P10"/>
          </table:table-cell>
          <table:table-cell table:style-name="Tableau1.A15" office:value-type="string">
            <text:p text:style-name="P10"/>
          </table:table-cell>
          <table:table-cell table:style-name="Tableau1.E15" office:value-type="string">
            <text:p text:style-name="P10"/>
          </table:table-cell>
        </table:table-row>
      </table:table>
      <text:p text:style-name="P4"/>
      <text:p text:style-name="P6">Matériel à demander au collège</text:p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Quoi ?</text:p>
          </table:table-cell>
          <table:table-cell table:style-name="Tableau2.B1" office:value-type="string">
            <text:p text:style-name="P9">P<text:span text:style-name="T7">ourquoi en avons-nous besoin ?</text:span></text:p>
          </table:table-cell>
        </table:table-row>
        <table:table-row>
          <table:table-cell table:style-name="Tableau2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2.B2" office:value-type="string">
            <text:p text:style-name="P9"/>
          </table:table-cell>
        </table:table-row>
      </table:table>
      <text:p text:style-name="P1"><text:soft-page-break/>Groupe Communication</text:p>
      <text:p text:style-name="Standard"/>
      <text:p text:style-name="Standard">**Objectif :** Promouvoir l'événement et attirer le maximum de participants. </text:p>
      <text:p text:style-name="Standard"/>
      <text:p text:style-name="Standard">**Consignes :**</text:p>
      <text:p text:style-name="Standard">1. **Création de supports :**</text:p>
      <text:p text:style-name="Standard"><text:s text:c="3"/>- Concevoir des affiches et des flyers attrayants avec toutes les informations nécessaires (date, heure, lieu, cause soutenue).</text:p>
      <text:p text:style-name="Standard"><text:s text:c="3"/>- Utiliser des couleurs vives et des images de gâteaux pour attirer l'attention.</text:p>
      <text:p text:style-name="Standard"/>
      <text:p text:style-name="Standard">2. **Diffusion :**</text:p>
      <text:p text:style-name="Standard"><text:s text:c="3"/>- Afficher les affiches dans des endroits stratégiques (entrée de l'école, salles de classe, etc.).</text:p>
      <text:p text:style-name="Standard"><text:s text:c="3"/>- Distribuer les flyers aux élèves et au personnel.</text:p>
      <text:p text:style-name="Standard"><text:s text:c="3"/>- Utiliser les réseaux sociaux pour promouvoir l'événement (<text:span text:style-name="T11">publier sur Pronote, publier sur le site du collège, </text:span>créer un événement Facebook, publier des posts sur Instagram, etc.).</text:p>
      <text:p text:style-name="Standard"/>
      <text:p text:style-name="Standard">3. **Annonces :**</text:p>
      <text:p text:style-name="Standard"><text:s text:c="3"/>- Préparer des annonces à faire lors des réunions ou via le système de sonorisation de l'école.</text:p>
      <text:p text:style-name="Standard"><text:s text:c="3"/>- S'assurer que les annonces sont claires et concises.</text:p>
      <text:p text:style-name="Standard"/>
      <text:p text:style-name="Standard">4. **Suivi :**</text:p>
      <text:p text:style-name="Standard"><text:s text:c="3"/>- Vérifier régulièrement que les affiches et flyers sont toujours en place.</text:p>
      <text:p text:style-name="Standard"><text:s text:c="3"/>- Répondre aux questions des élèves et du personnel concernant l'événemen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0:52:43.682000000</meta:creation-date>
    <dc:date>2025-03-27T11:05:44.023000000</dc:date>
    <meta:editing-duration>PT11M59S</meta:editing-duration>
    <meta:editing-cycles>16</meta:editing-cycles>
    <meta:generator>LibreOffice/7.4.3.2$Windows_X86_64 LibreOffice_project/1048a8393ae2eeec98dff31b5c133c5f1d08b890</meta:generator>
    <meta:document-statistic meta:table-count="2" meta:image-count="0" meta:object-count="0" meta:page-count="4" meta:paragraph-count="39" meta:word-count="324" meta:character-count="2054" meta:non-whitespace-character-count="1723"/>
  </office:meta>
</office:document-meta>
</file>